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paragraph-properties fo:text-align="justify" style:justify-single-word="false"/>
      <style:text-properties officeooo:rsid="001d061c" officeooo:paragraph-rsid="001d061c"/>
    </style:style>
    <style:style style:name="P3" style:family="paragraph" style:parent-style-name="Heading">
      <style:text-properties officeooo:paragraph-rsid="00172ff0"/>
    </style:style>
    <style:style style:name="P4" style:family="paragraph" style:parent-style-name="Standard">
      <style:paragraph-properties fo:text-align="center" style:justify-single-word="false"/>
      <style:text-properties officeooo:paragraph-rsid="000f88a7"/>
    </style:style>
    <style:style style:name="P5" style:family="paragraph" style:parent-style-name="Standard">
      <style:paragraph-properties fo:text-align="center" style:justify-single-word="false"/>
      <style:text-properties fo:font-size="14pt" officeooo:rsid="000f88a7" officeooo:paragraph-rsid="000f88a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officeooo:rsid="001d061c" officeooo:paragraph-rsid="00116c59"/>
    </style:style>
    <style:style style:name="P8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Arial" fo:font-size="16pt" fo:language="ru" fo:country="RU" officeooo:rsid="001f91c6" style:font-size-asian="16pt" style:font-size-complex="16pt"/>
    </style:style>
    <style:style style:name="P9" style:family="paragraph" style:parent-style-name="First_20_line_20_indent">
      <style:paragraph-properties fo:margin-left="0cm" fo:margin-right="0cm" fo:text-align="justify" style:justify-single-word="false" fo:text-indent="0cm" style:auto-text-indent="false" fo:break-before="page"/>
      <style:text-properties style:font-name="Arial" fo:font-size="16pt" fo:language="ru" fo:country="RU" officeooo:rsid="001f91c6" style:font-size-asian="16pt" style:font-size-complex="16pt"/>
    </style:style>
    <style:style style:name="P10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Arial" fo:font-size="16pt" fo:language="ru" fo:country="RU" officeooo:rsid="001f91c6" style:font-size-asian="16pt" style:font-size-complex="16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2">
      <style:text-properties officeooo:rsid="0021744f" officeooo:paragraph-rsid="0021744f"/>
    </style:style>
    <style:style style:name="P15" style:family="paragraph" style:parent-style-name="Heading_20_2">
      <style:text-properties officeooo:paragraph-rsid="0021744f"/>
    </style:style>
    <style:style style:name="P16" style:family="paragraph" style:parent-style-name="Heading_20_2">
      <style:paragraph-properties fo:margin-left="0cm" fo:margin-right="0cm" fo:text-indent="0cm" style:auto-text-indent="false"/>
      <style:text-properties fo:language="ru" fo:country="RU" officeooo:rsid="0018ec81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21744f" style:font-size-asian="12pt" style:font-size-complex="12pt"/>
    </style:style>
    <style:style style:name="P20" style:family="paragraph" style:parent-style-name="Text_20_body">
      <style:text-properties officeooo:rsid="002245b2" officeooo:paragraph-rsid="002245b2"/>
    </style:style>
    <style:style style:name="P21" style:family="paragraph" style:parent-style-name="Text_20_body">
      <style:text-properties fo:font-weight="bold" officeooo:rsid="002245b2" officeooo:paragraph-rsid="002245b2" style:font-weight-asian="bold" style:font-weight-complex="bold"/>
    </style:style>
    <style:style style:name="P22" style:family="paragraph" style:parent-style-name="Text_20_body">
      <style:text-properties officeooo:paragraph-rsid="0024fce8"/>
    </style:style>
    <style:style style:name="P23" style:family="paragraph" style:parent-style-name="Text_20_body">
      <style:text-properties officeooo:rsid="0026f31e" officeooo:paragraph-rsid="0026f31e"/>
    </style:style>
    <style:style style:name="P24" style:family="paragraph" style:parent-style-name="Text_20_body">
      <style:text-properties officeooo:paragraph-rsid="0026f31e"/>
    </style:style>
    <style:style style:name="T1" style:family="text">
      <style:text-properties style:font-name="Times New Roman" fo:font-size="12pt" officeooo:rsid="000f88a7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3458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b016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2245b2" style:font-weight-asian="bold" style:font-weight-complex="bold"/>
    </style:style>
    <style:style style:name="T8" style:family="text">
      <style:text-properties fo:language="ru" fo:country="RU" officeooo:rsid="0024fce8"/>
    </style:style>
    <style:style style:name="T9" style:family="text">
      <style:text-properties style:text-line-through-style="solid" style:text-line-through-type="single" fo:language="ru" fo:country="RU" officeooo:rsid="0012b016"/>
    </style:style>
    <style:style style:name="T10" style:family="text">
      <style:text-properties style:text-line-through-style="none" style:text-line-through-type="none" fo:language="ru" fo:country="RU"/>
    </style:style>
    <style:style style:name="T11" style:family="text">
      <style:text-properties style:text-line-through-style="none" style:text-line-through-type="none" fo:language="ru" fo:country="RU" officeooo:rsid="0012b016"/>
    </style:style>
    <style:style style:name="T12" style:family="text">
      <style:text-properties style:text-line-through-style="none" style:text-line-through-type="none" fo:language="ru" fo:country="RU" officeooo:rsid="00172ff0"/>
    </style:style>
    <style:style style:name="T13" style:family="text">
      <style:text-properties style:text-line-through-style="none" style:text-line-through-type="none" fo:language="en" fo:country="US"/>
    </style:style>
    <style:style style:name="T14" style:family="text">
      <style:text-properties fo:color="#000000" loext:opacity="100%" style:font-name="Courier New" fo:font-size="13pt" style:font-size-asian="13pt"/>
    </style:style>
    <style:style style:name="T15" style:family="text">
      <style:text-properties officeooo:rsid="0021744f"/>
    </style:style>
    <style:style style:name="T16" style:family="text">
      <style:text-properties style:font-name="Arial1" fo:font-size="16pt" fo:font-weight="bold" officeooo:rsid="0021744f" style:font-name-asian="Microsoft YaHei" style:font-size-asian="14pt" style:font-name-complex="Lucida Sans" style:font-size-complex="14pt"/>
    </style:style>
    <style:style style:name="T17" style:family="text">
      <style:text-properties style:font-name="Times New Roman1" fo:language="ru" fo:country="RU"/>
    </style:style>
    <style:style style:name="T18" style:family="text">
      <style:text-properties style:font-name="Times New Roman1" fo:language="ru" fo:country="RU" officeooo:rsid="0026f31e"/>
    </style:style>
    <style:style style:name="T19" style:family="text">
      <style:text-properties style:font-name="Times New Roman1" fo:language="en" fo:country="US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24fce8" style:font-size-asian="11pt" style:font-size-complex="11pt"/>
    </style:style>
    <style:style style:name="T22" style:family="text">
      <style:text-properties style:font-name="Times New Roman" fo:font-size="12pt" officeooo:rsid="0024fce8" style:font-size-asian="12pt" style:font-size-complex="12pt"/>
    </style:style>
    <style:style style:name="T23" style:family="text">
      <style:text-properties officeooo:rsid="0026f31e"/>
    </style:style>
    <style:style style:name="T24" style:family="text">
      <style:text-properties officeooo:rsid="0028d3e0"/>
    </style:style>
    <style:style style:name="T25" style:family="text">
      <style:text-properties fo:font-variant="normal" fo:text-transform="none" fo:color="#333333" loext:opacity="100%" fo:letter-spacing="normal"/>
    </style:style>
    <style:style style:name="T26" style:family="text">
      <style:text-properties fo:font-variant="normal" fo:text-transform="none" fo:color="#333333" loext:opacity="100%" fo:letter-spacing="normal" officeooo:rsid="0026f31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Министерство образования и науки Российской Федерации</text:p>
      <text:p text:style-name="Heading">Федеральное государственное бюджетное образовательное учреждение высшего образования</text:p>
      <text:p text:style-name="Heading">МОСКОВСКИЙ ФИЗИКО-ТЕХНОЛОГИЧЕСКИЙ ИНСТИТУТ</text:p>
      <text:p text:style-name="Heading">(МФТИ)</text:p>
      <text:p text:style-name="Heading"/>
      <text:p text:style-name="Heading"/>
      <text:p text:style-name="Heading"/>
      <text:p text:style-name="Heading">ОТЧЕТ </text:p>
      <text:p text:style-name="Heading">О <text:span text:style-name="T16">ВЫПОЛНЕНИИ ЛАБОРАТОРНОЙ РАБОТЫ </text:span></text:p>
      <text:p text:style-name="Heading">ИЗ<text:span text:style-name="T16">МЕРЕНИЕ АРТЕРИАЛЬНОГО ДАВЛЕНИЯ</text:span></text:p>
      <text:p text:style-name="Heading">(заключительный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6">Руководитель,</text:p>
      <text:p text:style-name="P6">преподаватель общеинженерной подготовки <text:s text:c="41"/>________ И. Потылицын</text:p>
      <text:p text:style-name="P6"/>
      <text:p text:style-name="P6">Исполнитель <text:span text:style-name="T15">1</text:span>,</text:p>
      <text:p text:style-name="P6">студент 1 курса <text:s text:c="91"/>________ И. А. Будкин</text:p>
      <text:p text:style-name="P6"/>
      <text:p text:style-name="P19">Исполнитель <text:span text:style-name="T15">2</text:span>,</text:p>
      <text:p text:style-name="P19">студент 1 курса <text:s text:c="91"/>________ <text:span text:style-name="T15">Р. Полыгалов</text:span></text:p>
      <text:p text:style-name="P4"><text:span text:style-name="T1">Москва 2020 г.</text:span><text:line-break/></text:p>
      <text:p text:style-name="P3"><text:soft-page-break/>Реферат</text:p>
      <text:p text:style-name="Text_20_body">В ходе <text:span text:style-name="T18">лабораторной работы было измерено артериальное давление человека до и после физической нагрузки. </text:span></text:p>
      <text:p text:style-name="P23"><text:span text:style-name="T17">Измерения проводились с помощью датчика на основе МЭМС технологии и записывались с помощью микроконтроллера </text:span><text:span text:style-name="T19">Raspberry PI. </text:span><text:span text:style-name="T17">В следствие карантина и эту часть лабораторной работы сделали за нас.</text:span></text:p>
      <text:p text:style-name="P23"><text:span text:style-name="T17">Полученные данные артериального давления были пересчитаны в торры калибровочным скриптом с помощью вспомогательных данных. Затем в основном скрипте </text:span><text:span text:style-name="T19">Matlab </text:span><text:span text:style-name="T17">были получены зависимость артериального давления от времени и пульс до и после физической нагрузки. Из графиков видно, что после физической нагрузки пульс подопытного увеличился.</text:span></text:p>
      <text:p text:style-name="P8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СОДЕРЖАНИЕ</text:p>
          </text:index-title>
          <text:p text:style-name="P11"><text:a xlink:type="simple" xlink:href="#__RefHeading___Toc293_4155918182" text:style-name="Index_20_Link" text:visited-style-name="Index_20_Link"><text:s/>1. ВВЕДЕНИЕ<text:tab/>4</text:a></text:p>
          <text:p text:style-name="P12"><text:a xlink:type="simple" xlink:href="#__RefHeading___Toc1267_3006627201" text:style-name="Index_20_Link" text:visited-style-name="Index_20_Link"><text:s/>1.1. Теоретическая справка<text:tab/>4</text:a></text:p>
          <text:p text:style-name="P12"><text:a xlink:type="simple" xlink:href="#__RefHeading___Toc272_4155918182" text:style-name="Index_20_Link" text:visited-style-name="Index_20_Link"><text:s/>1.2. Цель работы<text:tab/>4</text:a></text:p>
          <text:p text:style-name="P12"><text:a xlink:type="simple" xlink:href="#__RefHeading___Toc274_4155918182" text:style-name="Index_20_Link" text:visited-style-name="Index_20_Link"><text:s/>1.3. Задачи<text:tab/>4</text:a></text:p>
          <text:p text:style-name="P11"><text:a xlink:type="simple" xlink:href="#__RefHeading___Toc295_4155918182" text:style-name="Index_20_Link" text:visited-style-name="Index_20_Link"><text:s/>2. ОСНОВНАЯ ЧАСТЬ<text:tab/>4</text:a></text:p>
          <text:p text:style-name="P12"><text:a xlink:type="simple" xlink:href="#__RefHeading___Toc297_4155918182" text:style-name="Index_20_Link" text:visited-style-name="Index_20_Link"><text:s/>2.1. Экспериментальная установка<text:tab/>4</text:a></text:p>
          <text:p text:style-name="P12"><text:a xlink:type="simple" xlink:href="#__RefHeading___Toc301_4155918182" text:style-name="Index_20_Link" text:visited-style-name="Index_20_Link"><text:s/>2.2. Калибровка<text:tab/>4</text:a></text:p>
          <text:p text:style-name="P12"><text:a xlink:type="simple" xlink:href="#__RefHeading___Toc1402_3006627201" text:style-name="Index_20_Link" text:visited-style-name="Index_20_Link"><text:s/>2.3. Обработка данных<text:tab/>5</text:a></text:p>
          <text:p text:style-name="P11"><text:a xlink:type="simple" xlink:href="#__RefHeading___Toc303_4155918182" text:style-name="Index_20_Link" text:visited-style-name="Index_20_Link"><text:s/>3. ЗАКЛЮЧЕНИЕ<text:tab/>5</text:a></text:p>
          <text:p text:style-name="P12"><text:a xlink:type="simple" xlink:href="#__RefHeading___Toc305_4155918182" text:style-name="Index_20_Link" text:visited-style-name="Index_20_Link"><text:s/>3.1. Результат работы<text:tab/>5</text:a></text:p>
          <text:p text:style-name="P12"><text:a xlink:type="simple" xlink:href="#__RefHeading___Toc1269_3006627201" text:style-name="Index_20_Link" text:visited-style-name="Index_20_Link"><text:s/>3.2. Вывод<text:tab/>5</text:a></text:p>
          <text:p text:style-name="P12"><text:a xlink:type="simple" xlink:href="#__RefHeading___Toc1271_3006627201" text:style-name="Index_20_Link" text:visited-style-name="Index_20_Link"><text:s/>3.3. Источники информации<text:tab/>5</text:a></text:p>
          <text:p text:style-name="P12"><text:a xlink:type="simple" xlink:href="#__RefHeading___Toc1273_3006627201" text:style-name="Index_20_Link" text:visited-style-name="Index_20_Link"><text:s/>3.4. Почему нам можно поставить отл<text:tab/>5</text:a></text:p>
        </text:index-body>
      </text:table-of-content>
      <text:p text:style-name="P10"><text:span text:style-name="T22">Ссылка на репозиторий</text:span><text:span text:style-name="T21"> </text:span><text:a xlink:type="simple" xlink:href="https://github.com/Dva-debila/lab1" text:style-name="Internet_20_link" text:visited-style-name="Visited_20_Internet_20_Link"><text:span text:style-name="T20">https://github.com/Dva-debila/lab1</text:span></text:a></text:p>
      <text:p text:style-name="P9"/>
      <text:p text:style-name="P7"/>
      <text:h text:style-name="Heading_20_1" text:outline-level="1"><text:bookmark-start text:name="__RefHeading___Toc293_4155918182"/>ВВЕДЕНИЕ<text:bookmark-end text:name="__RefHeading___Toc293_4155918182"/></text:h>
      <text:h text:style-name="P14" text:outline-level="2"><text:bookmark-start text:name="__RefHeading___Toc1267_3006627201"/>Теоретическая справка<text:bookmark-end text:name="__RefHeading___Toc1267_3006627201"/></text:h>
      <text:h text:style-name="Heading_20_2" text:outline-level="2"><text:bookmark-start text:name="__RefHeading___Toc272_4155918182"/>Цель работы<text:bookmark-end text:name="__RefHeading___Toc272_4155918182"/></text:h>
      <text:p text:style-name="Text_20_body">Основной целью <text:span text:style-name="T5">данной работы является </text:span><text:span text:style-name="T9">получение оценки отл(10)</text:span><text:span text:style-name="T11"> </text:span></text:p>
      <text:h text:style-name="Heading_20_2" text:outline-level="2"><text:bookmark-start text:name="__RefHeading___Toc274_4155918182"/>Задачи<text:bookmark-end text:name="__RefHeading___Toc274_4155918182"/></text:h>
      <text:p text:style-name="Text_20_body"><text:span text:style-name="T10">1. Изучить </text:span><text:span text:style-name="T13">Python</text:span></text:p>
      <text:p text:style-name="Text_20_body"><text:span text:style-name="T13">2. </text:span><text:span text:style-name="T10">Изучить экспериментальную установку</text:span></text:p>
      <text:p text:style-name="Text_20_body"><text:span text:style-name="T10">3. Написать код для микроконтроллера </text:span><text:span text:style-name="T13">Raspberry PI</text:span></text:p>
      <text:p text:style-name="Text_20_body">4. ...</text:p>
      <text:h text:style-name="Heading_20_1" text:outline-level="1"><text:bookmark-start text:name="__RefHeading___Toc295_4155918182"/>ОСНОВНАЯ ЧАСТЬ<text:bookmark-end text:name="__RefHeading___Toc295_4155918182"/></text:h>
      <text:h text:style-name="Heading_20_2" text:outline-level="2"><text:bookmark-start text:name="__RefHeading___Toc297_4155918182"/>Экспериментальная установка<text:bookmark-end text:name="__RefHeading___Toc297_4155918182"/></text:h>
      <text:p text:style-name="Text_20_body"><text:span text:style-name="T12"/></text:p>
      <text:p text:style-name="Text_20_body"><text:s text:c="26"/></text:p>
      <text:p text:style-name="P2"/>
      <text:h text:style-name="P16" text:outline-level="2" text:is-list-header="true"><text:span text:style-name="T3"/></text:h>
      <text:h text:style-name="P15" text:outline-level="2"><text:bookmark-start text:name="__RefHeading___Toc301_4155918182"/>К<text:span text:style-name="T15">алибровка</text:span><text:bookmark-end text:name="__RefHeading___Toc301_4155918182"/></text:h>
      <text:p text:style-name="P20">Между данными с микроконтроллера в виде чисел от 0 до 255 и артериальным давлением в торрах существует линейная зависимость. В ходе калибровки датчик передавал на микроконтроллер данные об известных значениях давления (<text:span text:style-name="T6">надо вставить рисунок</text:span>). Зависимость реального давления от этих данных была рассчитана в <text:span text:style-name="T2">Matlab </text:span><text:span text:style-name="T4">(</text:span><text:span text:style-name="T6">надо вставить рисунок</text:span><text:span text:style-name="T4">), коэффициент угла наклона и свободный член аппроксимирующей прямой сохраняются автоматически в текстовый файл </text:span><text:span text:style-name="T2">settings.txt. </text:span><text:span text:style-name="T4">Папка с калибровочными файлами находится в репозитории </text:span><text:span text:style-name="T2">Github (</text:span><text:span text:style-name="T4">ссылка <text:s/>в конце оглавления</text:span><text:span text:style-name="T2">) </text:span><text:span text:style-name="T4">в папке </text:span><text:span text:style-name="T2">Graphics\Calibration</text:span><text:span text:style-name="T4">. Такое расположение позволяет основному скрипту, обрабатывающему данные, читать файл </text:span><text:span text:style-name="T2">settings.txt. </text:span><text:span text:style-name="T4">Скрипты были разделены на основной и калибровочной, чтобы не калибровать всё постоянно заново.</text:span></text:p>
      <text:p text:style-name="P21"><text:span text:style-name="T4">Тут надо вставить картинки</text:span></text:p>
      <text:p text:style-name="P20"><text:span text:style-name="T4"/></text:p>
      <text:h text:style-name="P15" text:outline-level="2"><text:bookmark-start text:name="__RefHeading___Toc1402_3006627201"/><text:soft-page-break/><text:span text:style-name="T15">Обработка данных</text:span><text:bookmark-end text:name="__RefHeading___Toc1402_3006627201"/></text:h>
      <text:p text:style-name="P22">В основном скрипте <text:span text:style-name="T2">Matlab </text:span><text:span text:style-name="T4">(папка </text:span><text:span text:style-name="T2">Graphics </text:span><text:span text:style-name="T4">в репозитории </text:span><text:span text:style-name="T2">Github</text:span><text:span text:style-name="T4">) входные данные пересчитываются в торры, согласно данным из файла </text:span><text:span text:style-name="T2">settings.txt, </text:span><text:span text:style-name="T4">созданного калибровочным скриптом. Затем строится график зависимости артериального давления человека до и после нагрузки от времени (</text:span><text:span text:style-name="T7">надо вставить рисунок</text:span><text:span text:style-name="T4">). Согласно нему, также строятся графики пульса до и после нагрузки (</text:span><text:span text:style-name="T7">надо вставить рисунок</text:span><text:span text:style-name="T4">). Далее, в отличие от образца, скрипт сам считает число ударов в минуту. Он делает это не совсем точно (считая пульс после физической нагрузки, посчитал на 6 ударов меньше), но зато он лишён человеческого фактора (он ошибся не на 72 удара в минуту, </text:span><text:span text:style-name="T8">как в образце</text:span><text:span text:style-name="T4">). </text:span></text:p>
      <text:p text:style-name="Text_20_body"/>
      <text:p text:style-name="Standard"><text:span text:style-name="T14"/></text:p>
      <text:h text:style-name="Heading_20_1" text:outline-level="1"><text:bookmark-start text:name="__RefHeading___Toc303_4155918182"/>ЗАКЛЮЧЕНИЕ<text:bookmark-end text:name="__RefHeading___Toc303_4155918182"/></text:h>
      <text:h text:style-name="P15" text:outline-level="2"><text:bookmark-start text:name="__RefHeading___Toc305_4155918182"/>Результат работы <text:bookmark-end text:name="__RefHeading___Toc305_4155918182"/></text:h>
      <text:h text:style-name="P15" text:outline-level="2"><text:bookmark-start text:name="__RefHeading___Toc1269_3006627201"/><text:span text:style-name="T15">Вывод</text:span> <text:bookmark-end text:name="__RefHeading___Toc1269_3006627201"/></text:h>
      <text:h text:style-name="P15" text:outline-level="2"><text:bookmark-start text:name="__RefHeading___Toc1271_3006627201"/><text:span text:style-name="T15">Источники информации </text:span><text:bookmark-end text:name="__RefHeading___Toc1271_3006627201"/></text:h>
      <text:h text:style-name="P15" text:outline-level="2"><text:bookmark-start text:name="__RefHeading___Toc1273_3006627201"/><text:span text:style-name="T15">Почему нам можно поставить отл</text:span><text:bookmark-end text:name="__RefHeading___Toc1273_3006627201"/></text:h>
      <text:p text:style-name="P23">В ходе данной лабораторной работы мы не просто списали скрипт из образца, но и:</text:p>
      <text:p text:style-name="P23"><text:span text:style-name="T25">—</text:span> <text:s/>внимательно изучили предложенный материал по работе;</text:p>
      <text:p text:style-name="P23"><text:span text:style-name="T25">—</text:span> <text:s/>сделали два скрипта вместо одного, потому что нам так захотелось;</text:p>
      <text:p text:style-name="P24"><text:span text:style-name="T26">—</text:span><text:span text:style-name="T23"> <text:s/></text:span><text:span text:style-name="T24">реализовали сохранение и использование калибровочных настроек;</text:span></text:p>
      <text:p text:style-name="P24"><text:span text:style-name="T25">—</text:span> <text:s/><text:span text:style-name="T24">написали автоматический расчёт пульса согласно получаемым данны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keep-with-next="always"/>
      <style:text-properties style:font-name="Arial1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1cm" style:auto-text-indent="false" text:number-lines="true" text:line-number="1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20:05.041000000</meta:creation-date>
    <dc:date>2020-11-23T19:48:07.035000000</dc:date>
    <meta:editing-duration>PT18M31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62" meta:word-count="497" meta:character-count="3924" meta:non-whitespace-character-count="3208"/>
  </office:meta>
</office:document-meta>
</file>